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>
        <table:table-column table:style-name="co1" table:number-columns-repeated="4" table:default-cell-style-name="Default"/>
        <table:table-row table:style-name="ro1">
          <table:table-cell office:value-type="string">
            <text:p>화이트 엑셀</text:p>
          </table:table-cell>
          <table:table-cell office:value-type="string">
            <text:p>911m</text:p>
          </table:table-cell>
          <table:table-cell table:number-columns-repeated="2"/>
        </table:table-row>
        <table:table-row table:style-name="ro1">
          <table:table-cell office:value-type="string">
            <text:p>블랙로터스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1">
          <table:table-cell office:value-type="string">
            <text:p>아인크라드개발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초코맛소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m0m나나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테트라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WORD ART ONLIN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제릭더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끼리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상쾌한오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트리아논</text:p>
          </table:table-cell>
          <table:table-cell office:value-type="string">
            <text:p>900u</text:p>
          </table:table-cell>
          <table:table-cell table:number-columns-repeated="2"/>
        </table:table-row>
        <table:table-row table:style-name="ro1">
          <table:table-cell office:value-type="string">
            <text:p>독자의마음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렌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타카마치 비비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가을속그지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kiri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첼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야미카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앰버그리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eath knigh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한교한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대 디제스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기적의 Zer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다크 레이븐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빙결경계의SA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카스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기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held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Yellow EPJ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1">
          <table:table-cell office:value-type="string">
            <text:p>가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rime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euna006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미네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페더유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OA Mra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밴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배태랑뽀록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uzi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류 반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미친 소라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K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크라시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유우키 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달의천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kid kill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흑백의 검무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푸달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ilvario Gaspel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1">
          <table:table-cell office:value-type="string">
            <text:p>라노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야미카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악동뮤지션 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검은 사신 키리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괴도팬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bend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아리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sh Roll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이어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부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무기농제독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ine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키리아스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아지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rnepfldks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하늘나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뒹굴뒹굴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분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ngelKiRi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빙의경계의SA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야미카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creat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괴도팬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크라시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F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손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한밤의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새콤사탕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하루유키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루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초코맛 소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쿠로사와 하루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AO-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opi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야옹선생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까불까불 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empora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네가키리토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fortun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AMBETTERTHANYOU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Jack Caus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아스키리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키리토유지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owb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nowlin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White Lux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h0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adist do 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검은 꼬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렌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mfodlzm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발드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Ros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레시라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2월25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ca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oinq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세상을알아가는자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Lunalak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스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미네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블랙 나이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가속의 쿠로유키히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흑월아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2">
          <table:table-cell office:value-type="string">
            <text:p>cho3251kevi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이도류 키리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깝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AO of Kiri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마성의검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잉여맛화약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론섬로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쿠로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오리나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lucidato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ki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DK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rk_woah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론섬로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ccelerato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괴도팬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리타 카즈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바보준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야옹선생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검은 키리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gt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lack blad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세츠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소아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마시로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Gangst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ahouh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어비어답터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시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유우키 카즈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은류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칼라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자수정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리토유지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IF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류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하프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NIGHTWA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wordArtOnli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까마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강습과몽블랑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미네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A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한밤의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히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oinq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익명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hn50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N SL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캐라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 love Yuuki Asun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jdudfhrn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리토키리토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a U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usga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리세리스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1">
          <table:table-cell office:value-type="string">
            <text:p>CN비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환몽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리히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TG IN전자발찌소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에이브덴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ENHU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시간의하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종이학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만화보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레비 더 슬레셔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Go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ight Drag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드레곤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검은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로리은근ㅎ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에이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cret PA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늘푸른해리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진격의 쿠스던트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arK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뿌잉뿌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nother worl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사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술잡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캐라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마검의 키리토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야한상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dentit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ao창시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irigaya Kazu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hesaurus optatu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정재엽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dex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특이한 와라의 저장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ibv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라이칸 슬로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솔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alentiu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 GoSin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강생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없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서브리더 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샤또 라피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하고로모기츠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ugo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BFH Sen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스나바라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케이디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u20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리카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opi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초코맛 소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과자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몽블랑 블라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한밤의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바로네 단돌로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캐라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an Pi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은류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Kirito927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snsd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yu Shin AMC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어류군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레키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시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uuki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달달한히히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토루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lymooo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실버로터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attonek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JKKK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이별을 건너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서든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료온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다크다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소우노엘 S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ok676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ichard Dick Winter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히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udgh552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카본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타카마치 비비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멜로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샤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절규달빛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kfm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햄스터x도라에몽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이가야카즈토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검은기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브론가드 크리퍼doo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하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J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하인즈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ara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xi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호무호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미네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ell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붉은 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wordArtOnline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OB혈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시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jangsub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oHa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olgg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nm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프리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별명지을시간이ㅇ벗음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닉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크레파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린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안녕하세요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ho97090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커피타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sna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스나 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이도류쓰고싶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프로바투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gyu2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다크다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R히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시오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xcvbda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게임하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용갈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o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ppleeka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정통단팥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ove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카나리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nswhdcks6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카르니비안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xogus586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리타 하루유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kwkrjaqjf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xManU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erick102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hiina Mashir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dAre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고스트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금빛성광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식초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콜로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라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크라시아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스나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언빌리어블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ASKRIN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ower Kirito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1">
          <table:table-cell office:value-type="string">
            <text:p>카야바 야키히코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ow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더키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용갈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쿠로사와 하루토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내차례는없는건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irit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실크고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White Glin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postiv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페이오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후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덧없는 영원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m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AO Ahseun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ingSta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irit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토루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리세리스</text:p>
          </table:table-cell>
          <table:table-cell office:value-type="string">
            <text:p>910s</text:p>
          </table:table-cell>
          <table:table-cell table:number-columns-repeated="2"/>
        </table:table-row>
        <table:table-row table:style-name="ro2">
          <table:table-cell office:value-type="string">
            <text:p>전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루미너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IG IN소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스나짱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사각사과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sir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뉴로링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호야야호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layer in darknes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choolday9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사총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리유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qndjddl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시라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도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aCi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스프리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토루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카오스 트레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ayata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아루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AO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미닛맨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세츠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키리토X아스나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t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The creator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프로 바투가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예전홍황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신아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dksehdgks9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블랙키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렌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대장장이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스타버스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미다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엘코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su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7">
            <text:p>47</text:p>
          </table:table-cell>
          <table:table-cell office:value-type="string">
            <text:p>http://cafe.naver.com/ArticleList.nhn?search.boardtype=L&amp;userDisplay=50&amp;search.questionTab=A&amp;search.clubid=21900113&amp;search.specialmenutype=&amp;search.totalCount=2501&amp;search.page=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나눔고딕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heejun </meta:initial-creator>
    <meta:creation-date>2013-06-23T17:22:21</meta:creation-date>
    <dc:date>2013-06-23T19:32:13</dc:date>
    <dc:creator>leeheejun </dc:creator>
    <meta:editing-duration>PT1H8M47S</meta:editing-duration>
    <meta:editing-cycles>3</meta:editing-cycles>
    <meta:generator>LibreOffice/4.0.2.2$Linux_X86_64 LibreOffice_project/400m0$Build-2</meta:generator>
    <meta:document-statistic meta:table-count="1" meta:cell-count="774" meta:object-count="0"/>
  </office:meta>
</office:document-meta>
</file>